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efa3a" officeooo:paragraph-rsid="001efa3a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20pt" fo:font-weight="bold" officeooo:rsid="001efa3a" officeooo:paragraph-rsid="001efa3a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5pt" officeooo:rsid="001efa3a" officeooo:paragraph-rsid="001efa3a" style:font-size-asian="15pt" style:font-size-complex="15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5pt" officeooo:rsid="001efa3a" officeooo:paragraph-rsid="001fa4fb" style:font-size-asian="15pt" style:font-size-complex="15pt"/>
    </style:style>
    <style:style style:name="T1" style:family="text">
      <style:text-properties fo:color="#000000" style:font-name="Consolas" fo:font-size="10pt" style:font-size-asian="10pt"/>
    </style:style>
    <style:style style:name="T2" style:family="text">
      <style:text-properties fo:color="#000000" style:font-name="Consola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/></text:p>
      <text:p text:style-name="P2"><text:span text:style-name="T2">DATENBANK2</text:span></text:p>
      <text:p text:style-name="P2"><text:span text:style-name="T2">ARBEITSBLATT 1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Gruppe 13</text:span></text:p>
      <text:p text:style-name="P2"><text:span text:style-name="T2">Moritz Momper</text:span></text:p>
      <text:p text:style-name="P2"><text:span text:style-name="T2">Zhenzhen Liu</text:span></text:p>
      <text:p text:style-name="P2"><text:span text:style-name="T2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3"><text:span text:style-name="T2"/></text:p>
      <text:p text:style-name="P4"><text:span text:style-name="T2">INHALT:</text:span></text:p>
      <text:p text:style-name="P4"><text:span text:style-name="T2">-KLASSENGIAGRAMM ZU DEN PROGRAMMEN 1 UND 2</text:span></text:p>
      <text:p text:style-name="P4"><text:span text:style-name="T2">-MODULÜBERSICHTSDIAGRAMM ZU DEN PROGRAMMEN 1 UND 2</text:span></text:p>
      <text:p text:style-name="P4"><text:span text:style-name="T2">-ARTIKEL.DTD UND KUNDE.DTD</text:span></text:p>
      <text:p text:style-name="P4"><text:span text:style-name="T2">-QUELLTEXT DER startElement()-METHODE VON 2.c)</text:span></text:p>
      <text:p text:style-name="P4"><text:span text:style-name="T2">-STRUKTOGRAMM DER startElement()-METHODE VON 2.c)</text:span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1:24:50.407000000</meta:creation-date>
    <dc:date>2019-04-04T13:12:10.307000000</dc:date>
    <meta:editing-duration>PT1H47M18S</meta:editing-duration>
    <meta:editing-cycles>7</meta:editing-cycles>
    <meta:generator>LibreOffice/5.3.6.1$Windows_x86 LibreOffice_project/686f202eff87ef707079aeb7f485847613344eb7</meta:generator>
    <meta:document-statistic meta:table-count="0" meta:image-count="0" meta:object-count="0" meta:page-count="1" meta:paragraph-count="11" meta:word-count="37" meta:character-count="278" meta:non-whitespace-character-count="252"/>
  </office:meta>
</office:document-meta>
</file>